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3333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ce2"/>
        <table:table-row table:style-name="ro1">
          <table:table-cell table:style-name="ce1" office:value-type="string" calcext:value-type="string">
            <text:p>inch to mm</text:p>
          </table:table-cell>
          <table:table-cell table:style-name="ce1" office:value-type="float" office:value="25.4" calcext:value-type="float">
            <text:p>25.4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13" table:number-rows-spanned="1">
            <text:p>FIG</text:p>
          </table:table-cell>
          <table:covered-table-cell table:number-columns-repeated="12" table:style-name="ce3"/>
          <table:table-cell table:number-columns-repeated="4"/>
        </table:table-row>
        <table:table-row table:style-name="ro1"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Length (mm)</text:p>
          </table:table-cell>
          <table:table-cell table:style-name="ce3" office:value-type="string" calcext:value-type="string">
            <text:p>Width (in)</text:p>
          </table:table-cell>
          <table:table-cell table:style-name="ce3" office:value-type="string" calcext:value-type="string">
            <text:p>Length (in)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table:style-name="ce4" office:value-type="string" calcext:value-type="string">
            <text:p>A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97" calcext:value-type="float">
            <text:p>297</text:p>
          </table:table-cell>
          <table:table-cell table:style-name="ce3" table:formula="of:=[.B5]/[.$B$1]" office:value-type="float" office:value="8.26771653543307" calcext:value-type="float">
            <text:p>8.2677165354</text:p>
          </table:table-cell>
          <table:table-cell table:style-name="ce3" table:formula="of:=[.C5]/[.$B$1]" office:value-type="float" office:value="11.6929133858268" calcext:value-type="float">
            <text:p>11.6929133858</text:p>
          </table:table-cell>
          <table:table-cell table:style-name="ce3"/>
          <table:table-cell table:style-name="ce6" table:formula="of:=&quot;'&quot; &amp; [.A5]&amp; &quot;':(&quot; &amp; [.D5] &amp; &quot;,&quot; &amp; [.E5] &amp; &quot;), '&quot; &amp; [.A5] &amp; &quot;_L':(&quot; &amp; [.E5] &amp; &quot;,&quot; &amp; [.D5] &amp; &quot;),&quot;" office:value-type="string" office:string-value="'A4':(8.26771653543307,11.6929133858268), 'A4_L':(11.6929133858268,8.26771653543307)," calcext:value-type="string" table:number-columns-spanned="7" table:number-rows-spanned="1">
            <text:p>'A4':(8.26771653543307,11.6929133858268), 'A4_L':(11.6929133858268,8.26771653543307),</text:p>
          </table:table-cell>
          <table:covered-table-cell table:number-columns-repeated="6"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A3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20" calcext:value-type="float">
            <text:p>420</text:p>
          </table:table-cell>
          <table:table-cell table:style-name="ce3" table:formula="of:=[.B6]/[.$B$1]" office:value-type="float" office:value="11.6929133858268" calcext:value-type="float">
            <text:p>11.6929133858</text:p>
          </table:table-cell>
          <table:table-cell table:style-name="ce3" table:formula="of:=[.C6]/[.$B$1]" office:value-type="float" office:value="16.5354330708661" calcext:value-type="float">
            <text:p>16.5354330709</text:p>
          </table:table-cell>
          <table:table-cell table:style-name="ce3"/>
          <table:table-cell table:style-name="ce6" table:formula="of:=&quot;'&quot; &amp; [.A6]&amp; &quot;':(&quot; &amp; [.D6] &amp; &quot;,&quot; &amp; [.E6] &amp; &quot;), '&quot; &amp; [.A6] &amp; &quot;_L':(&quot; &amp; [.E6] &amp; &quot;,&quot; &amp; [.D6] &amp; &quot;),&quot;" office:value-type="string" office:string-value="'A3':(11.6929133858268,16.5354330708661), 'A3_L':(16.5354330708661,11.6929133858268)," calcext:value-type="string" table:number-columns-spanned="7" table:number-rows-spanned="1">
            <text:p>'A3':(11.6929133858268,16.5354330708661), 'A3_L':(16.5354330708661,11.6929133858268),</text:p>
          </table:table-cell>
          <table:covered-table-cell table:number-columns-repeated="6" table:style-name="ce3"/>
          <table:table-cell table:number-columns-repeated="4"/>
        </table:table-row>
        <table:table-row table:style-name="ro1" table:number-rows-repeated="3">
          <table:table-cell table:style-name="ce4" table:number-columns-repeated="3"/>
          <table:table-cell table:style-name="ce3" table:number-columns-repeated="3"/>
          <table:table-cell table:style-name="ce6"/>
          <table:table-cell table:style-name="ce3" table:number-columns-repeated="6"/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 table:number-columns-spanned="8" table:number-rows-spanned="1">
            <text:p>RECT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(mm)</text:p>
          </table:table-cell>
          <table:table-cell office:value-type="string" calcext:value-type="string">
            <text:p>bottom (mm)</text:p>
          </table:table-cell>
          <table:table-cell office:value-type="string" calcext:value-type="string">
            <text:p>right (mm)</text:p>
          </table:table-cell>
          <table:table-cell office:value-type="string" calcext:value-type="string">
            <text:p>top (mm)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.5" calcext:value-type="float">
            <text:p>9.5</text:p>
          </table:table-cell>
          <table:table-cell table:style-name="ce5" office:value-type="float" office:value="20.5" calcext:value-type="float">
            <text:p>20.5</text:p>
          </table:table-cell>
          <table:table-cell table:formula="of:=[.B13]/[.C6]" office:value-type="float" office:value="0.0571428571428571" calcext:value-type="float">
            <text:p>0.0571428571</text:p>
          </table:table-cell>
          <table:table-cell table:formula="of:=[.C13]/[.B6]" office:value-type="float" office:value="0.0471380471380471" calcext:value-type="float">
            <text:p>0.0471380471</text:p>
          </table:table-cell>
          <table:table-cell table:style-name="ce7" table:formula="of:=([.C6] - [.B13] - [.D13])/[.C6]" office:value-type="float" office:value="0.920238095238095" calcext:value-type="float">
            <text:p>0.9202380952</text:p>
          </table:table-cell>
          <table:table-cell table:formula="of:=([.B6] - [.C13] - [.E13])/[.B6]" office:value-type="float" office:value="0.883838383838384" calcext:value-type="float">
            <text:p>0.8838383838</text:p>
          </table:table-cell>
          <table:table-cell table:number-columns-repeated="8"/>
        </table:table-row>
        <table:table-row table:style-name="ro1">
          <table:table-cell/>
          <table:table-cell table:formula="of:=[.F12] &amp; &quot;, &quot; &amp; [.G12] &amp; &quot;, &quot; &amp; [.H12] &amp; &quot;, &quot; &amp; [.I12] &amp; &quot; = &quot; &amp; [.F13] &amp; &quot; , &quot; &amp; [.G13] &amp; &quot; , &quot; &amp; [.H13] &amp; &quot; , &quot; &amp; [.I13]" office:value-type="string" office:string-value="left, bottom, width, height = 0.0571428571428571 , 0.0471380471380471 , 0.920238095238095 , 0.883838383838384" calcext:value-type="string" table:number-columns-spanned="9" table:number-rows-spanned="1">
            <text:p>left, bottom, width, height = 0.0571428571428571 , 0.0471380471380471 , 0.920238095238095 , 0.883838383838384</text:p>
          </table:table-cell>
          <table:covered-table-cell table:number-columns-repeated="8"/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 table:number-columns-spanned="8" table:number-rows-spanned="1">
            <text:p>RECT(2)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(mm)</text:p>
          </table:table-cell>
          <table:table-cell office:value-type="string" calcext:value-type="string">
            <text:p>bottom (mm)</text:p>
          </table:table-cell>
          <table:table-cell office:value-type="string" calcext:value-type="string">
            <text:p>right (mm)</text:p>
          </table:table-cell>
          <table:table-cell office:value-type="string" calcext:value-type="string">
            <text:p>top (mm)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25.5" calcext:value-type="float">
            <text:p>25.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21.1" calcext:value-type="float">
            <text:p>21.1</text:p>
          </table:table-cell>
          <table:table-cell table:formula="of:=[.B19]/[.C6]" office:value-type="float" office:value="0.0607142857142857" calcext:value-type="float">
            <text:p>0.0607142857</text:p>
          </table:table-cell>
          <table:table-cell table:formula="of:=[.C19]/[.B6]" office:value-type="float" office:value="0.0505050505050505" calcext:value-type="float">
            <text:p>0.0505050505</text:p>
          </table:table-cell>
          <table:table-cell table:style-name="ce7" table:formula="of:=1 - ([.D19]/[.$C$6])" office:value-type="float" office:value="0.973333333333333" calcext:value-type="float">
            <text:p>0.9733333333</text:p>
          </table:table-cell>
          <table:table-cell table:style-name="ce7" table:formula="of:=1 - ([.E19]/[.$B$6])" office:value-type="float" office:value="0.928956228956229" calcext:value-type="float">
            <text:p>0.928956229</text:p>
          </table:table-cell>
          <table:table-cell table:number-columns-repeated="8"/>
        </table:table-row>
        <table:table-row table:style-name="ro1">
          <table:table-cell/>
          <table:table-cell table:formula="of:=[.F18] &amp; &quot;, &quot; &amp; [.G18] &amp; &quot;, &quot; &amp; [.H18] &amp; &quot;, &quot; &amp; [.I18] &amp; &quot; = &quot; &amp; [.F19] &amp; &quot; , &quot; &amp; [.G19] &amp; &quot; , &quot; &amp; [.H19] &amp; &quot; , &quot; &amp; [.I19]" office:value-type="string" office:string-value="left, bottom, right, top = 0.0607142857142857 , 0.0505050505050505 , 0.973333333333333 , 0.928956228956229" calcext:value-type="string" table:number-columns-spanned="9" table:number-rows-spanned="1">
            <text:p>left, bottom, right, top = 0.0607142857142857 , 0.0505050505050505 , 0.973333333333333 , 0.928956228956229</text:p>
          </table:table-cell>
          <table:covered-table-cell table:number-columns-repeated="8"/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 &quot;titulo&quot; &amp; [.B25] &amp; &quot; = fig.add_subplot(gs[1:4,&quot; &amp; [.B25] &amp; &quot;])&quot;" office:value-type="string" office:string-value="titulo0 = fig.add_subplot(gs[1:4,0])" calcext:value-type="string">
            <text:p>titulo0 = fig.add_subplot(gs[1:4,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 &quot;titulo&quot; &amp; [.B26] &amp; &quot; = fig.add_subplot(gs[1:4,&quot; &amp; [.B26] &amp; &quot;])&quot;" office:value-type="string" office:string-value="titulo1 = fig.add_subplot(gs[1:4,1])" calcext:value-type="string">
            <text:p>titulo1 = fig.add_subplot(gs[1:4,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 &quot;titulo&quot; &amp; [.B27] &amp; &quot; = fig.add_subplot(gs[1:4,&quot; &amp; [.B27] &amp; &quot;])&quot;" office:value-type="string" office:string-value="titulo2 = fig.add_subplot(gs[1:4,2])" calcext:value-type="string">
            <text:p>titulo2 = fig.add_subplot(gs[1:4,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 &quot;titulo&quot; &amp; [.B28] &amp; &quot; = fig.add_subplot(gs[1:4,&quot; &amp; [.B28] &amp; &quot;])&quot;" office:value-type="string" office:string-value="titulo3 = fig.add_subplot(gs[1:4,3])" calcext:value-type="string">
            <text:p>titulo3 = fig.add_subplot(gs[1:4,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 &quot;titulo&quot; &amp; [.B29] &amp; &quot; = fig.add_subplot(gs[1:4,&quot; &amp; [.B29] &amp; &quot;])&quot;" office:value-type="string" office:string-value="titulo4 = fig.add_subplot(gs[1:4,4])" calcext:value-type="string">
            <text:p>titulo4 = fig.add_subplot(gs[1:4,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 &quot;titulo&quot; &amp; [.B30] &amp; &quot; = fig.add_subplot(gs[1:4,&quot; &amp; [.B30] &amp; &quot;])&quot;" office:value-type="string" office:string-value="titulo5 = fig.add_subplot(gs[1:4,5])" calcext:value-type="string">
            <text:p>titulo5 = fig.add_subplot(gs[1:4,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 &quot;titulo&quot; &amp; [.B31] &amp; &quot; = fig.add_subplot(gs[1:4,&quot; &amp; [.B31] &amp; &quot;])&quot;" office:value-type="string" office:string-value="titulo6 = fig.add_subplot(gs[1:4,6])" calcext:value-type="string">
            <text:p>titulo6 = fig.add_subplot(gs[1:4,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 &quot;titulo&quot; &amp; [.B32] &amp; &quot; = fig.add_subplot(gs[1:4,&quot; &amp; [.B32] &amp; &quot;])&quot;" office:value-type="string" office:string-value="titulo7 = fig.add_subplot(gs[1:4,7])" calcext:value-type="string">
            <text:p>titulo7 = fig.add_subplot(gs[1:4,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 &quot;titulo&quot; &amp; [.B33] &amp; &quot; = fig.add_subplot(gs[1:4,&quot; &amp; [.B33] &amp; &quot;])&quot;" office:value-type="string" office:string-value="titulo8 = fig.add_subplot(gs[1:4,8])" calcext:value-type="string">
            <text:p>titulo8 = fig.add_subplot(gs[1:4,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 &quot;titulo&quot; &amp; [.B34] &amp; &quot; = fig.add_subplot(gs[1:4,&quot; &amp; [.B34] &amp; &quot;])&quot;" office:value-type="string" office:string-value="titulo9 = fig.add_subplot(gs[1:4,9])" calcext:value-type="string">
            <text:p>titulo9 = fig.add_subplot(gs[1:4,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 &quot;titulo&quot; &amp; [.B35] &amp; &quot; = fig.add_subplot(gs[1:4,&quot; &amp; [.B35] &amp; &quot;])&quot;" office:value-type="string" office:string-value="titulo10 = fig.add_subplot(gs[1:4,10])" calcext:value-type="string">
            <text:p>titulo10 = fig.add_subplot(gs[1:4,1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 &quot;titulo&quot; &amp; [.B36] &amp; &quot; = fig.add_subplot(gs[1:4,&quot; &amp; [.B36] &amp; &quot;])&quot;" office:value-type="string" office:string-value="titulo11 = fig.add_subplot(gs[1:4,11])" calcext:value-type="string">
            <text:p>titulo11 = fig.add_subplot(gs[1:4,1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 &quot;titulo&quot; &amp; [.B37] &amp; &quot; = fig.add_subplot(gs[1:4,&quot; &amp; [.B37] &amp; &quot;])&quot;" office:value-type="string" office:string-value="titulo12 = fig.add_subplot(gs[1:4,12])" calcext:value-type="string">
            <text:p>titulo12 = fig.add_subplot(gs[1:4,1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 &quot;titulo&quot; &amp; [.B38] &amp; &quot; = fig.add_subplot(gs[1:4,&quot; &amp; [.B38] &amp; &quot;])&quot;" office:value-type="string" office:string-value="titulo13 = fig.add_subplot(gs[1:4,13])" calcext:value-type="string">
            <text:p>titulo13 = fig.add_subplot(gs[1:4,1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 &quot;titulo&quot; &amp; [.B39] &amp; &quot; = fig.add_subplot(gs[1:4,&quot; &amp; [.B39] &amp; &quot;])&quot;" office:value-type="string" office:string-value="titulo14 = fig.add_subplot(gs[1:4,14])" calcext:value-type="string">
            <text:p>titulo14 = fig.add_subplot(gs[1:4,1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 &quot;titulo&quot; &amp; [.B40] &amp; &quot; = fig.add_subplot(gs[1:4,&quot; &amp; [.B40] &amp; &quot;])&quot;" office:value-type="string" office:string-value="titulo15 = fig.add_subplot(gs[1:4,15])" calcext:value-type="string">
            <text:p>titulo15 = fig.add_subplot(gs[1:4,1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 &quot;titulo&quot; &amp; [.B41] &amp; &quot; = fig.add_subplot(gs[1:4,&quot; &amp; [.B41] &amp; &quot;])&quot;" office:value-type="string" office:string-value="titulo16 = fig.add_subplot(gs[1:4,16])" calcext:value-type="string">
            <text:p>titulo16 = fig.add_subplot(gs[1:4,1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 &quot;titulo&quot; &amp; [.B42] &amp; &quot; = fig.add_subplot(gs[1:4,&quot; &amp; [.B42] &amp; &quot;])&quot;" office:value-type="string" office:string-value="titulo17 = fig.add_subplot(gs[1:4,17])" calcext:value-type="string">
            <text:p>titulo17 = fig.add_subplot(gs[1:4,1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 &quot;titulo&quot; &amp; [.B43] &amp; &quot; = fig.add_subplot(gs[1:4,&quot; &amp; [.B43] &amp; &quot;])&quot;" office:value-type="string" office:string-value="titulo18 = fig.add_subplot(gs[1:4,18])" calcext:value-type="string">
            <text:p>titulo18 = fig.add_subplot(gs[1:4,1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 &quot;titulo&quot; &amp; [.B44] &amp; &quot; = fig.add_subplot(gs[1:4,&quot; &amp; [.B44] &amp; &quot;])&quot;" office:value-type="string" office:string-value="titulo19 = fig.add_subplot(gs[1:4,19])" calcext:value-type="string">
            <text:p>titulo19 = fig.add_subplot(gs[1:4,1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 &quot;titulo&quot; &amp; [.B45] &amp; &quot; = fig.add_subplot(gs[1:4,&quot; &amp; [.B45] &amp; &quot;])&quot;" office:value-type="string" office:string-value="titulo20 = fig.add_subplot(gs[1:4,20])" calcext:value-type="string">
            <text:p>titulo20 = fig.add_subplot(gs[1:4,2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 &quot;titulo&quot; &amp; [.B46] &amp; &quot; = fig.add_subplot(gs[1:4,&quot; &amp; [.B46] &amp; &quot;])&quot;" office:value-type="string" office:string-value="titulo21 = fig.add_subplot(gs[1:4,21])" calcext:value-type="string">
            <text:p>titulo21 = fig.add_subplot(gs[1:4,2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 &quot;titulo&quot; &amp; [.B47] &amp; &quot; = fig.add_subplot(gs[1:4,&quot; &amp; [.B47] &amp; &quot;])&quot;" office:value-type="string" office:string-value="titulo22 = fig.add_subplot(gs[1:4,22])" calcext:value-type="string">
            <text:p>titulo22 = fig.add_subplot(gs[1:4,2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 &quot;titulo&quot; &amp; [.B48] &amp; &quot; = fig.add_subplot(gs[1:4,&quot; &amp; [.B48] &amp; &quot;])&quot;" office:value-type="string" office:string-value="titulo23 = fig.add_subplot(gs[1:4,23])" calcext:value-type="string">
            <text:p>titulo23 = fig.add_subplot(gs[1:4,2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 &quot;titulo&quot; &amp; [.B49] &amp; &quot; = fig.add_subplot(gs[1:4,&quot; &amp; [.B49] &amp; &quot;])&quot;" office:value-type="string" office:string-value="titulo24 = fig.add_subplot(gs[1:4,24])" calcext:value-type="string">
            <text:p>titulo24 = fig.add_subplot(gs[1:4,2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 &quot;titulo&quot; &amp; [.B50] &amp; &quot; = fig.add_subplot(gs[1:4,&quot; &amp; [.B50] &amp; &quot;])&quot;" office:value-type="string" office:string-value="titulo25 = fig.add_subplot(gs[1:4,25])" calcext:value-type="string">
            <text:p>titulo25 = fig.add_subplot(gs[1:4,2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 &quot;titulo&quot; &amp; [.B51] &amp; &quot; = fig.add_subplot(gs[1:4,&quot; &amp; [.B51] &amp; &quot;])&quot;" office:value-type="string" office:string-value="titulo26 = fig.add_subplot(gs[1:4,26])" calcext:value-type="string">
            <text:p>titulo26 = fig.add_subplot(gs[1:4,2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 &quot;titulo&quot; &amp; [.B52] &amp; &quot; = fig.add_subplot(gs[1:4,&quot; &amp; [.B52] &amp; &quot;])&quot;" office:value-type="string" office:string-value="titulo27 = fig.add_subplot(gs[1:4,27])" calcext:value-type="string">
            <text:p>titulo27 = fig.add_subplot(gs[1:4,2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 &quot;titulo&quot; &amp; [.B53] &amp; &quot; = fig.add_subplot(gs[1:4,&quot; &amp; [.B53] &amp; &quot;])&quot;" office:value-type="string" office:string-value="titulo28 = fig.add_subplot(gs[1:4,28])" calcext:value-type="string">
            <text:p>titulo28 = fig.add_subplot(gs[1:4,2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 &quot;titulo&quot; &amp; [.B54] &amp; &quot; = fig.add_subplot(gs[1:4,&quot; &amp; [.B54] &amp; &quot;])&quot;" office:value-type="string" office:string-value="titulo29 = fig.add_subplot(gs[1:4,29])" calcext:value-type="string">
            <text:p>titulo29 = fig.add_subplot(gs[1:4,2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 &quot;titulo&quot; &amp; [.B55] &amp; &quot; = fig.add_subplot(gs[1:4,&quot; &amp; [.B55] &amp; &quot;])&quot;" office:value-type="string" office:string-value="titulo30 = fig.add_subplot(gs[1:4,30])" calcext:value-type="string">
            <text:p>titulo30 = fig.add_subplot(gs[1:4,3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 &quot;titulo&quot; &amp; [.B56] &amp; &quot; = fig.add_subplot(gs[1:4,&quot; &amp; [.B56] &amp; &quot;])&quot;" office:value-type="string" office:string-value="titulo31 = fig.add_subplot(gs[1:4,31])" calcext:value-type="string">
            <text:p>titulo31 = fig.add_subplot(gs[1:4,3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 &quot;titulo&quot; &amp; [.B57] &amp; &quot; = fig.add_subplot(gs[1:4,&quot; &amp; [.B57] &amp; &quot;])&quot;" office:value-type="string" office:string-value="titulo32 = fig.add_subplot(gs[1:4,32])" calcext:value-type="string">
            <text:p>titulo32 = fig.add_subplot(gs[1:4,32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 &quot;titulo&quot; &amp; [.B58] &amp; &quot; = fig.add_subplot(gs[1:4,&quot; &amp; [.B58] &amp; &quot;])&quot;" office:value-type="string" office:string-value="titulo33 = fig.add_subplot(gs[1:4,33])" calcext:value-type="string">
            <text:p>titulo33 = fig.add_subplot(gs[1:4,33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 &quot;titulo&quot; &amp; [.B59] &amp; &quot; = fig.add_subplot(gs[1:4,&quot; &amp; [.B59] &amp; &quot;])&quot;" office:value-type="string" office:string-value="titulo34 = fig.add_subplot(gs[1:4,34])" calcext:value-type="string">
            <text:p>titulo34 = fig.add_subplot(gs[1:4,34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 &quot;titulo&quot; &amp; [.B60] &amp; &quot; = fig.add_subplot(gs[1:4,&quot; &amp; [.B60] &amp; &quot;])&quot;" office:value-type="string" office:string-value="titulo35 = fig.add_subplot(gs[1:4,35])" calcext:value-type="string">
            <text:p>titulo35 = fig.add_subplot(gs[1:4,35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 &quot;titulo&quot; &amp; [.B61] &amp; &quot; = fig.add_subplot(gs[1:4,&quot; &amp; [.B61] &amp; &quot;])&quot;" office:value-type="string" office:string-value="titulo36 = fig.add_subplot(gs[1:4,36])" calcext:value-type="string">
            <text:p>titulo36 = fig.add_subplot(gs[1:4,36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 &quot;titulo&quot; &amp; [.B62] &amp; &quot; = fig.add_subplot(gs[1:4,&quot; &amp; [.B62] &amp; &quot;])&quot;" office:value-type="string" office:string-value="titulo37 = fig.add_subplot(gs[1:4,37])" calcext:value-type="string">
            <text:p>titulo37 = fig.add_subplot(gs[1:4,37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 &quot;titulo&quot; &amp; [.B63] &amp; &quot; = fig.add_subplot(gs[1:4,&quot; &amp; [.B63] &amp; &quot;])&quot;" office:value-type="string" office:string-value="titulo38 = fig.add_subplot(gs[1:4,38])" calcext:value-type="string">
            <text:p>titulo38 = fig.add_subplot(gs[1:4,38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 &quot;titulo&quot; &amp; [.B64] &amp; &quot; = fig.add_subplot(gs[1:4,&quot; &amp; [.B64] &amp; &quot;])&quot;" office:value-type="string" office:string-value="titulo39 = fig.add_subplot(gs[1:4,39])" calcext:value-type="string">
            <text:p>titulo39 = fig.add_subplot(gs[1:4,39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 &quot;titulo&quot; &amp; [.B65] &amp; &quot; = fig.add_subplot(gs[1:4,&quot; &amp; [.B65] &amp; &quot;])&quot;" office:value-type="string" office:string-value="titulo40 = fig.add_subplot(gs[1:4,40])" calcext:value-type="string">
            <text:p>titulo40 = fig.add_subplot(gs[1:4,40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 &quot;titulo&quot; &amp; [.B66] &amp; &quot; = fig.add_subplot(gs[1:4,&quot; &amp; [.B66] &amp; &quot;])&quot;" office:value-type="string" office:string-value="titulo41 = fig.add_subplot(gs[1:4,41])" calcext:value-type="string">
            <text:p>titulo41 = fig.add_subplot(gs[1:4,41])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 &quot;titulo&quot; &amp; [.B67] &amp; &quot; = fig.add_subplot(gs[1:4,&quot; &amp; [.B67] &amp; &quot;])&quot;" office:value-type="string" office:string-value="titulo42 = fig.add_subplot(gs[1:4,42])" calcext:value-type="string">
            <text:p>titulo42 = fig.add_subplot(gs[1:4,42])</text:p>
          </table:table-cell>
          <table:table-cell table:number-columns-repeated="14"/>
        </table:table-row>
        <table:table-row table:style-name="ro1" table:number-rows-repeated="10485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2:41:36.368753802</meta:creation-date>
    <dc:date>2017-09-27T13:11:50.588596122</dc:date>
    <meta:editing-duration>PT14M5S</meta:editing-duration>
    <meta:editing-cycles>4</meta:editing-cycles>
    <meta:generator>LibreOffice/5.1.6.2$Linux_X86_64 LibreOffice_project/10m0$Build-2</meta:generator>
    <meta:document-statistic meta:table-count="1" meta:cell-count="142" meta:object-count="0"/>
  </office:meta>
</office:document-meta>
</file>